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5.6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1.698cm" fo:min-width="15.9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098cm" fo:min-width="3.5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8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3.3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98cm" fo:min-width="3.8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6.35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4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498cm" fo:min-width="1.94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marker-start="Arrow" draw:marker-start-width="0.3cm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69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3.198cm" fo:min-width="17.64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348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84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98cm" fo:min-width="3.84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3.698cm" fo:min-width="3.348cm" fo:padding-top="0.151cm" fo:padding-bottom="0.151cm" fo:padding-left="0.276cm" fo:padding-right="0.276cm"/>
    </style:style>
    <style:style style:name="gr25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3.3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3.851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18cm" draw:marker-start="Arrow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17cm" fo:min-width="3.348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17cm" fo:min-width="3.851cm" fo:padding-top="0.151cm" fo:padding-bottom="0.151cm" fo:padding-left="0.276cm" fo:padding-right="0.276cm"/>
    </style:style>
    <style:style style:name="gr3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849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8.898cm" fo:min-width="16.748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179cm" fo:min-width="3.45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179cm" fo:min-width="3.851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498cm" fo:min-width="3.84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48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style:font-name="Liberation Serif1" fo:font-size="44pt" style:font-size-asian="44pt" style:font-size-complex="4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/>
    </style:style>
    <style:style style:name="P12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Serif1" fo:font-size="44pt" style:font-size-asian="44pt" style:font-size-complex="4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Architecture – Hardware</text:span></text:p>
            <text:p text:style-name="P1"><text:span text:style-name="T1"/></text:p>
            <text:p text:style-name="P1"><text:span text:style-name="T1">Système de protection et gestion de batterie</text:span></text:p>
          </draw:text-box>
        </draw:frame>
      </draw:page>
      <draw:page draw:name="Slave" draw:style-name="dp1" draw:master-page-name="Default">
        <draw:custom-shape draw:style-name="gr2" draw:text-style-name="P3" draw:layer="layout" svg:width="16.5cm" svg:height="22cm" svg:x="2.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1cm" svg:height="3.4cm" svg:x="6cm" svg:y="10.4cm">
          <text:p text:style-name="P1">STM32F44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2.4cm" svg:x="7.3cm" svg:y="22.2cm">
          <text:p text:style-name="P1"><text:span text:style-name="T2">Circuit de lecture de températu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cm" svg:height="2.4cm" svg:x="2.9cm" svg:y="22.2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cm" svg:height="4.8cm" svg:x="2.9cm" svg:y="15.8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15.8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18.3cm">
          <text:p text:style-name="P1"><text:span text:style-name="T2">Circuit de balancement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2cm" svg:height="6.6cm" svg:x="3.7cm" svg:y="8.1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6" draw:text-style-name="P4" draw:layer="layout" svg:width="3.9cm" svg:height="4.8cm" svg:x="2.9cm" svg:y="3.5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3.5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6cm">
          <text:p text:style-name="P1"><text:span text:style-name="T2">Circuit de balanc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2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0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2" draw:id="id2" draw:layer="layout" svg:width="2.5cm" svg:height="3.8cm" svg:x="12cm" svg:y="10.2cm">
          <text:p text:style-name="P1"><text:span text:style-name="T2">Drive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.1cm" svg:y1="16.6cm" svg:x2="2.9cm" svg:y2="16.6cm">
          <text:p/>
        </draw:line>
        <draw:line draw:style-name="gr11" draw:text-style-name="P6" draw:layer="layout" svg:x1="1.074cm" svg:y1="4.3cm" svg:x2="2.874cm" svg:y2="4.3cm">
          <text:p/>
        </draw:line>
        <draw:line draw:style-name="gr11" draw:text-style-name="P6" draw:layer="layout" svg:x1="18.7cm" svg:y1="11.1cm" svg:x2="20.5cm" svg:y2="11.1cm">
          <text:p/>
        </draw:line>
        <draw:line draw:style-name="gr11" draw:text-style-name="P6" draw:layer="layout" svg:x1="20.5cm" svg:y1="13.1cm" svg:x2="18.7cm" svg:y2="13.1cm">
          <text:p/>
        </draw:line>
        <draw:line draw:style-name="gr11" draw:text-style-name="P6" draw:layer="layout" svg:x1="1.074cm" svg:y1="23.5cm" svg:x2="2.874cm" svg:y2="23.5cm">
          <text:p/>
        </draw:line>
        <draw:connector draw:style-name="gr12" draw:text-style-name="P6" draw:layer="layout" svg:x1="10.1cm" svg:y1="12.1cm" svg:x2="12cm" svg:y2="12.1cm" draw:start-shape="id1" draw:start-glue-point="1" draw:end-shape="id2" draw:end-glue-point="3" svg:d="M10100 12100h1900" svg:viewBox="0 0 1901 1">
          <text:p/>
        </draw:connector>
        <draw:line draw:style-name="gr13" draw:text-style-name="P1" xml:id="id3" draw:id="id3" draw:layer="layout" svg:x1="11.7cm" svg:y1="7.1cm" svg:x2="14.1cm" svg:y2="7.1cm">
          <text:p/>
        </draw:line>
        <draw:connector draw:style-name="gr14" draw:text-style-name="P1" draw:layer="layout" draw:line-skew="0.268cm" svg:x1="8.05cm" svg:y1="10.4cm" svg:x2="14.1cm" svg:y2="7.1cm" draw:start-shape="id1" draw:start-glue-point="0" draw:end-shape="id3" draw:end-glue-point="1" svg:d="M8050 10400v-1300h6050v-2000" svg:viewBox="0 0 6051 3301">
          <text:p/>
        </draw:connector>
        <draw:line draw:style-name="gr15" draw:text-style-name="P6" xml:id="id4" draw:id="id4" draw:layer="layout" svg:x1="11.7cm" svg:y1="4.6cm" svg:x2="14.1cm" svg:y2="4.6cm">
          <text:p/>
        </draw:line>
        <draw:connector draw:style-name="gr14" draw:text-style-name="P1" draw:layer="layout" svg:x1="14.1cm" svg:y1="4.6cm" svg:x2="14.1cm" svg:y2="7.1cm" draw:start-shape="id4" draw:start-glue-point="1" draw:end-shape="id3" draw:end-glue-point="1" svg:d="M14100 4600v2500" svg:viewBox="0 0 1 2501">
          <text:p/>
        </draw:connector>
        <draw:line draw:style-name="gr15" draw:text-style-name="P6" xml:id="id5" draw:id="id5" draw:layer="layout" svg:x1="11.7cm" svg:y1="17cm" svg:x2="13.4cm" svg:y2="17cm">
          <text:p/>
        </draw:line>
        <draw:line draw:style-name="gr13" draw:text-style-name="P1" xml:id="id6" draw:id="id6" draw:layer="layout" svg:x1="11.7cm" svg:y1="19.4cm" svg:x2="13.4cm" svg:y2="19.4cm">
          <text:p/>
        </draw:line>
        <draw:connector draw:style-name="gr14" draw:text-style-name="P1" draw:layer="layout" svg:x1="13.4cm" svg:y1="17cm" svg:x2="13.4cm" svg:y2="19.4cm" draw:start-shape="id5" draw:start-glue-point="1" draw:end-shape="id6" draw:end-glue-point="1" svg:d="M13400 17000v2400" svg:viewBox="0 0 1 2401">
          <text:p/>
        </draw:connector>
        <draw:line draw:style-name="gr16" draw:text-style-name="P1" draw:layer="layout" svg:x1="6.8cm" svg:y1="19.5cm" svg:x2="7.2cm" svg:y2="19.5cm">
          <text:p/>
        </draw:line>
        <draw:line draw:style-name="gr16" draw:text-style-name="P1" draw:layer="layout" svg:x1="6.825cm" svg:y1="7.1cm" svg:x2="7.225cm" svg:y2="7.1cm">
          <text:p/>
        </draw:line>
        <draw:line draw:style-name="gr17" draw:text-style-name="P6" draw:layer="layout" svg:x1="6.8cm" svg:y1="4.6cm" svg:x2="7.3cm" svg:y2="4.6cm">
          <text:p/>
        </draw:line>
        <draw:line draw:style-name="gr17" draw:text-style-name="P6" draw:layer="layout" svg:x1="6.8cm" svg:y1="16.9cm" svg:x2="7.3cm" svg:y2="16.9cm">
          <text:p/>
        </draw:line>
        <draw:line draw:style-name="gr11" draw:text-style-name="P6" draw:layer="layout" svg:x1="1.048cm" svg:y1="7.4cm" svg:x2="2.848cm" svg:y2="7.4cm">
          <text:p/>
        </draw:line>
        <draw:frame draw:style-name="gr18" draw:text-style-name="P7" draw:layer="layout" svg:width="0.9cm" svg:height="1.119cm" svg:x="1.2cm" svg:y="3.3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cm" svg:y="15.601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3cm" svg:y="6.501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3cm" svg:y="6.502cm">
          <draw:text-box>
            <text:p><text:span text:style-name="T4">-</text:span></text:p>
          </draw:text-box>
        </draw:frame>
        <draw:line draw:style-name="gr11" draw:text-style-name="P6" draw:layer="layout" svg:x1="1.122cm" svg:y1="19.805cm" svg:x2="2.922cm" svg:y2="19.805cm">
          <text:p/>
        </draw:line>
        <draw:frame draw:style-name="gr18" draw:text-style-name="P7" draw:layer="layout" svg:width="0.9cm" svg:height="1.119cm" svg:x="1.374cm" svg:y="18.907cm">
          <draw:text-box>
            <text:p><text:span text:style-name="T4">-</text:span></text:p>
          </draw:text-box>
        </draw:frame>
        <draw:frame draw:style-name="gr19" draw:text-style-name="P8" draw:layer="layout" svg:width="19.59cm" svg:height="1.97cm" svg:x="1cm" svg:y="1cm">
          <draw:text-box>
            <text:p text:style-name="P1"><text:span text:style-name="T5">Slave</text:span></text:p>
          </draw:text-box>
        </draw:frame>
        <draw:line draw:style-name="gr15" draw:text-style-name="P6" xml:id="id7" draw:id="id7" draw:layer="layout" svg:x1="11.687cm" svg:y1="23.4cm" svg:x2="13.4cm" svg:y2="23.4cm">
          <text:p/>
        </draw:line>
        <draw:connector draw:style-name="gr14" draw:text-style-name="P1" draw:layer="layout" svg:x1="13.4cm" svg:y1="19.4cm" svg:x2="13.4cm" svg:y2="23.4cm" draw:start-shape="id6" draw:start-glue-point="1" draw:end-shape="id7" draw:end-glue-point="1" svg:d="M13400 19400v4000" svg:viewBox="0 0 1 4001">
          <text:p/>
        </draw:connector>
        <draw:connector draw:style-name="gr14" draw:text-style-name="P1" draw:layer="layout" draw:line-skew="-0.319cm" svg:x1="8.05cm" svg:y1="13.8cm" svg:x2="13.4cm" svg:y2="17cm" draw:start-shape="id1" draw:start-glue-point="2" draw:end-shape="id5" draw:end-glue-point="1" svg:d="M8050 13800v1200h5350v2000" svg:viewBox="0 0 5351 3201">
          <text:p/>
        </draw:connector>
      </draw:page>
      <draw:page draw:name="page3" draw:style-name="dp1" draw:master-page-name="Default">
        <draw:custom-shape draw:style-name="gr20" draw:text-style-name="P3" draw:layer="layout" svg:width="18.2cm" svg:height="23.5cm" svg:x="2.2cm" svg:y="2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.9cm" svg:height="1.8cm" svg:x="2.9cm" svg:y="18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5" draw:id="id15" draw:layer="layout" svg:width="4.4cm" svg:height="1.8cm" svg:x="7.3cm" svg:y="18.2cm">
          <text:p text:style-name="P9"><text:span text:style-name="T6">Driver</text:span></text:p>
          <text:p text:style-name="P9"><text:span text:style-name="T6">CAN</text:span></text:p>
          <text:p text:style-name="P9"><text:span text:style-name="T6">Esclave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9.59cm" svg:height="1.97cm" svg:x="0.998cm" svg:y="1.114cm">
          <draw:text-box>
            <text:p text:style-name="P1"><text:span text:style-name="T5">Master</text:span></text:p>
          </draw:text-box>
        </draw:frame>
        <draw:custom-shape draw:style-name="gr23" draw:text-style-name="P10" xml:id="id12" draw:id="id12" draw:layer="layout" svg:width="4.4cm" svg:height="1.9cm" svg:x="7.3cm" svg:y="11.5cm">
          <text:p text:style-name="P9"><text:span text:style-name="T6">Driver</text:span></text:p>
          <text:p text:style-name="P9"><text:span text:style-name="T6">CAN</text:span></text:p>
          <text:p text:style-name="P9"><text:span text:style-name="T6">Extérieu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9" draw:id="id9" draw:layer="layout" svg:width="4.4cm" svg:height="2.3cm" svg:x="7.287cm" svg:y="3.714cm">
          <text:p text:style-name="P9"><text:span text:style-name="T6">Circuit Contrôle contacteur +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0" draw:id="id10" draw:layer="layout" svg:width="4.4cm" svg:height="2.3cm" svg:x="7.287cm" svg:y="6.314cm">
          <text:p text:style-name="P11"><text:span text:style-name="T7">Circuit Précharge contacteur +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4.1cm" svg:height="3.4cm" svg:x="15.7cm" svg:y="9.5cm">
          <text:p text:style-name="P1">STM32F44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6.8cm" svg:y1="19.1cm" svg:x2="7.3cm" svg:y2="19.1cm">
          <text:p/>
        </draw:line>
        <draw:line draw:style-name="gr17" draw:text-style-name="P6" draw:layer="layout" svg:x1="7.3cm" svg:y1="4.8cm" svg:x2="6.8cm" svg:y2="4.8cm">
          <text:p/>
        </draw:line>
        <draw:line draw:style-name="gr17" draw:text-style-name="P6" draw:layer="layout" svg:x1="7.3cm" svg:y1="7.3cm" svg:x2="6.8cm" svg:y2="7.3cm">
          <text:p/>
        </draw:line>
        <draw:line draw:style-name="gr17" draw:text-style-name="P6" draw:layer="layout" svg:x1="2.9cm" svg:y1="4.4cm" svg:x2="1cm" svg:y2="4.4cm">
          <text:p/>
        </draw:line>
        <draw:custom-shape draw:style-name="gr24" draw:text-style-name="P4" draw:layer="layout" svg:width="3.9cm" svg:height="14cm" svg:x="2.902cm" svg:y="3.8cm">
          <text:p text:style-name="P1"><text:span text:style-name="T2">Connecteur 2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1" draw:id="id11" draw:layer="layout" svg:width="4.4cm" svg:height="2.3cm" svg:x="7.302cm" svg:y="8.931cm">
          <text:p text:style-name="P11"><text:span text:style-name="T7">Circuit Contrôle contacteur -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315cm" svg:y1="10.117cm" svg:x2="6.815cm" svg:y2="10.117cm">
          <text:p/>
        </draw:line>
        <draw:connector draw:style-name="gr25" draw:text-style-name="P1" draw:layer="layout" svg:x1="15.7cm" svg:y1="11.2cm" svg:x2="11.687cm" svg:y2="4.864cm" draw:start-shape="id8" draw:start-glue-point="3" draw:end-shape="id9" draw:end-glue-point="1" svg:d="M15700 11200h-2006v-6336h-2007" svg:viewBox="0 0 4014 6337">
          <text:p/>
        </draw:connector>
        <draw:connector draw:style-name="gr25" draw:text-style-name="P1" draw:layer="layout" svg:x1="15.7cm" svg:y1="11.2cm" svg:x2="11.687cm" svg:y2="7.464cm" draw:start-shape="id8" draw:start-glue-point="3" draw:end-shape="id10" draw:end-glue-point="1" svg:d="M15700 11200h-2006v-3736h-2007" svg:viewBox="0 0 4014 3737">
          <text:p/>
        </draw:connector>
        <draw:connector draw:style-name="gr25" draw:text-style-name="P1" draw:layer="layout" svg:x1="15.7cm" svg:y1="11.2cm" svg:x2="11.702cm" svg:y2="10.081cm" draw:start-shape="id8" draw:start-glue-point="3" draw:end-shape="id11" draw:end-glue-point="1" svg:d="M15700 11200h-1999v-1119h-1999" svg:viewBox="0 0 3999 1120">
          <text:p/>
        </draw:connector>
        <draw:custom-shape draw:style-name="gr26" draw:text-style-name="P4" draw:layer="layout" svg:width="3.9cm" svg:height="2.1cm" svg:x="2.897cm" svg:y="20.381cm">
          <text:p text:style-name="P1"><text:span text:style-name="T2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16" draw:id="id16" draw:layer="layout" svg:width="4.403cm" svg:height="2.1cm" svg:x="7.297cm" svg:y="20.381cm">
          <text:p text:style-name="P1"><text:span text:style-name="T2">Driver DEL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313cm" svg:y1="21.398cm" svg:x2="6.813cm" svg:y2="21.398cm">
          <text:p/>
        </draw:line>
        <draw:frame draw:style-name="gr18" draw:text-style-name="P7" draw:layer="layout" svg:width="0.9cm" svg:height="1.119cm" svg:x="1.3cm" svg:y="20.1cm">
          <draw:text-box>
            <text:p><text:span text:style-name="T4">+</text:span></text:p>
          </draw:text-box>
        </draw:frame>
        <draw:line draw:style-name="gr17" draw:text-style-name="P6" draw:layer="layout" svg:x1="2.913cm" svg:y1="21.098cm" svg:x2="1cm" svg:y2="21.1cm">
          <text:p/>
        </draw:line>
        <draw:line draw:style-name="gr17" draw:text-style-name="P6" draw:layer="layout" svg:x1="2.897cm" svg:y1="21.781cm" svg:x2="1cm" svg:y2="21.8cm">
          <text:p/>
        </draw:line>
        <draw:line draw:style-name="gr17" draw:text-style-name="P6" draw:layer="layout" svg:x1="2.9cm" svg:y1="17.1cm" svg:x2="1cm" svg:y2="17.1cm">
          <text:p/>
        </draw:line>
        <draw:frame draw:style-name="gr8" draw:text-style-name="P5" draw:layer="layout" svg:width="1.2cm" svg:height="6.6cm" svg:x="1cm" svg:y="7.2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line draw:style-name="gr17" draw:text-style-name="P6" draw:layer="layout" svg:x1="7.3cm" svg:y1="12.4cm" svg:x2="6.8cm" svg:y2="12.4cm">
          <text:p/>
        </draw:line>
        <draw:connector draw:style-name="gr25" draw:text-style-name="P1" draw:layer="layout" svg:x1="15.7cm" svg:y1="11.2cm" svg:x2="11.7cm" svg:y2="12.45cm" draw:start-shape="id8" draw:start-glue-point="3" draw:end-shape="id12" draw:end-glue-point="1" svg:d="M15700 11200h-2000v1250h-2000" svg:viewBox="0 0 4001 1251">
          <text:p/>
        </draw:connector>
        <draw:custom-shape draw:style-name="gr23" draw:text-style-name="P10" xml:id="id13" draw:id="id13" draw:layer="layout" svg:width="4.4cm" svg:height="1.9cm" svg:x="7.3cm" svg:y="13.7cm">
          <text:p text:style-name="P9"><text:span text:style-name="T6">Circuit d’activation de charge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4" draw:id="id14" draw:layer="layout" svg:width="4.4cm" svg:height="1.9cm" svg:x="7.3cm" svg:y="15.9cm">
          <text:p text:style-name="P9"><text:span text:style-name="T6">Circuit de désactivation de charge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5.7cm" svg:y1="11.2cm" svg:x2="11.7cm" svg:y2="14.65cm" draw:start-shape="id8" draw:start-glue-point="3" draw:end-shape="id13" draw:end-glue-point="1" svg:d="M15700 11200h-2000v3450h-2000" svg:viewBox="0 0 4001 3451">
          <text:p/>
        </draw:connector>
        <draw:connector draw:style-name="gr25" draw:text-style-name="P1" draw:layer="layout" svg:x1="15.7cm" svg:y1="11.2cm" svg:x2="11.7cm" svg:y2="16.85cm" draw:start-shape="id8" draw:start-glue-point="3" draw:end-shape="id14" svg:d="M15700 11200h-2000v5650h-2000" svg:viewBox="0 0 4001 5651">
          <text:p/>
        </draw:connector>
        <draw:line draw:style-name="gr17" draw:text-style-name="P6" draw:layer="layout" svg:x1="7.301cm" svg:y1="14.7cm" svg:x2="6.801cm" svg:y2="14.7cm">
          <text:p/>
        </draw:line>
        <draw:line draw:style-name="gr17" draw:text-style-name="P6" draw:layer="layout" svg:x1="7.301cm" svg:y1="16.9cm" svg:x2="6.801cm" svg:y2="16.9cm">
          <text:p/>
        </draw:line>
        <draw:line draw:style-name="gr28" draw:text-style-name="P6" draw:layer="layout" svg:x1="2.914cm" svg:y1="19.199cm" svg:x2="1.001cm" svg:y2="19.201cm">
          <text:p/>
        </draw:line>
        <draw:connector draw:style-name="gr25" draw:text-style-name="P1" draw:layer="layout" svg:x1="17.75cm" svg:y1="12.9cm" svg:x2="11.7cm" svg:y2="19.1cm" draw:start-shape="id8" draw:start-glue-point="2" draw:end-shape="id15" draw:end-glue-point="1" svg:d="M17750 12900v6200h-6050" svg:viewBox="0 0 6051 6201">
          <text:p/>
        </draw:connector>
        <draw:connector draw:style-name="gr25" draw:text-style-name="P1" draw:layer="layout" svg:x1="17.75cm" svg:y1="12.9cm" svg:x2="11.7cm" svg:y2="21.431cm" draw:start-shape="id8" draw:start-glue-point="2" draw:end-shape="id16" draw:end-glue-point="1" svg:d="M17750 12900v8531h-6050" svg:viewBox="0 0 6051 8532">
          <text:p/>
        </draw:connector>
        <draw:custom-shape draw:style-name="gr29" draw:text-style-name="P4" draw:layer="layout" svg:width="3.9cm" svg:height="2.819cm" svg:x="2.91cm" svg:y="22.881cm">
          <text:p text:style-name="P1"><text:span text:style-name="T2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xml:id="id17" draw:id="id17" draw:layer="layout" svg:width="4.403cm" svg:height="2.819cm" svg:x="7.31cm" svg:y="22.881cm">
          <text:p text:style-name="P1"><text:span text:style-name="T2">Circuit de lecture de tension de la batterie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326cm" svg:y1="23.898cm" svg:x2="6.826cm" svg:y2="23.898cm">
          <text:p/>
        </draw:line>
        <draw:line draw:style-name="gr31" draw:text-style-name="P6" draw:layer="layout" svg:x1="2.926cm" svg:y1="23.598cm" svg:x2="1.013cm" svg:y2="23.6cm">
          <text:p/>
        </draw:line>
        <draw:line draw:style-name="gr31" draw:text-style-name="P6" draw:layer="layout" svg:x1="2.91cm" svg:y1="24.381cm" svg:x2="1.013cm" svg:y2="24.4cm">
          <text:p/>
        </draw:line>
        <draw:frame draw:style-name="gr32" draw:text-style-name="P7" draw:layer="layout" svg:width="0.8cm" svg:height="1.119cm" svg:x="1.4cm" svg:y="22.601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4cm" svg:y="21.601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4cm" svg:y="24.202cm">
          <draw:text-box>
            <text:p><text:span text:style-name="T4">-</text:span></text:p>
          </draw:text-box>
        </draw:frame>
        <draw:connector draw:style-name="gr25" draw:text-style-name="P1" draw:layer="layout" svg:x1="17.75cm" svg:y1="12.9cm" svg:x2="11.713cm" svg:y2="24.29cm" draw:start-shape="id8" draw:start-glue-point="2" draw:end-shape="id17" draw:end-glue-point="1" svg:d="M17750 12900v11390h-6037" svg:viewBox="0 0 6038 11391">
          <text:p/>
        </draw:connector>
      </draw:page>
      <draw:page draw:name="page4" draw:style-name="dp1" draw:master-page-name="Default">
        <draw:custom-shape draw:style-name="gr33" draw:text-style-name="P3" draw:layer="layout" svg:width="17.3cm" svg:height="9.2cm" svg:x="2.2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4.1cm" svg:height="3.4cm" svg:x="14.7cm" svg:y="6.5cm">
          <text:p text:style-name="P1">STM32F446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2.8cm" svg:y="9.8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2.8cm" svg:y="7.8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8.8cm" svg:x2="2.8cm" svg:y2="8.8cm">
          <text:p/>
        </draw:line>
        <draw:frame draw:style-name="gr19" draw:text-style-name="P8" draw:layer="layout" svg:width="19.59cm" svg:height="1.97cm" svg:x="0.998cm" svg:y="1cm">
          <draw:text-box>
            <text:p text:style-name="P1"><text:span text:style-name="T5">Lecteur de courant</text:span></text:p>
          </draw:text-box>
        </draw:frame>
        <draw:line draw:style-name="gr11" draw:text-style-name="P6" draw:layer="layout" svg:x1="2.8cm" svg:y1="10.7cm" svg:x2="1cm" svg:y2="10.7cm">
          <text:p/>
        </draw:line>
        <draw:custom-shape draw:style-name="gr34" draw:text-style-name="P4" draw:layer="layout" svg:width="4.01cm" svg:height="3.481cm" svg:x="2.8cm" svg:y="4cm">
          <text:p text:style-name="P1"><text:span text:style-name="T2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xml:id="id19" draw:id="id19" draw:layer="layout" svg:width="4.403cm" svg:height="3.481cm" svg:x="7.31cm" svg:y="4cm">
          <text:p text:style-name="P1"><text:span text:style-name="T2">Circuit de lecture de tension de la résistance de mesure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326cm" svg:y1="5.998cm" svg:x2="6.826cm" svg:y2="5.998cm">
          <text:p/>
        </draw:line>
        <draw:line draw:style-name="gr31" draw:text-style-name="P6" draw:layer="layout" svg:x1="2.8cm" svg:y1="5.1cm" svg:x2="1.013cm" svg:y2="5.1cm">
          <text:p/>
        </draw:line>
        <draw:line draw:style-name="gr31" draw:text-style-name="P6" draw:layer="layout" svg:x1="2.8cm" svg:y1="6.2cm" svg:x2="1.013cm" svg:y2="6.2cm">
          <text:p/>
        </draw:line>
        <draw:frame draw:style-name="gr32" draw:text-style-name="P7" draw:layer="layout" svg:width="0.8cm" svg:height="1.119cm" svg:x="1.4cm" svg:y="4.18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5cm" svg:y="5.981cm">
          <draw:text-box>
            <text:p><text:span text:style-name="T4">-</text:span></text:p>
          </draw:text-box>
        </draw:frame>
        <draw:custom-shape draw:style-name="gr36" draw:text-style-name="P10" xml:id="id20" draw:id="id20" draw:layer="layout" svg:width="4.4cm" svg:height="3.8cm" svg:x="7.3cm" svg:y="7.8cm">
          <text:p text:style-name="P9"><text:span text:style-name="T6">Driver</text:span></text:p>
          <text:p text:style-name="P9"><text:span text:style-name="T6">CAN</text:span></text:p>
          <text:p text:style-name="P9"><text:span text:style-name="T6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" draw:layer="layout" svg:x1="14.7cm" svg:y1="8.2cm" svg:x2="11.713cm" svg:y2="5.74cm" draw:start-shape="id18" draw:start-glue-point="3" draw:end-shape="id19" draw:end-glue-point="1" svg:d="M14700 8200h-1494v-2460h-1493" svg:viewBox="0 0 2988 2461">
          <text:p/>
        </draw:connector>
        <draw:connector draw:style-name="gr25" draw:text-style-name="P1" draw:layer="layout" svg:x1="14.7cm" svg:y1="8.2cm" svg:x2="11.7cm" svg:y2="9.7cm" draw:start-shape="id18" draw:start-glue-point="3" draw:end-shape="id20" draw:end-glue-point="1" svg:d="M14700 8200h-1500v1500h-1500" svg:viewBox="0 0 3001 1501">
          <text:p/>
        </draw:connector>
        <draw:line draw:style-name="gr17" draw:text-style-name="P6" draw:layer="layout" svg:x1="7.3cm" svg:y1="8.8cm" svg:x2="6.8cm" svg:y2="8.8cm">
          <text:p/>
        </draw:line>
        <draw:line draw:style-name="gr17" draw:text-style-name="P6" draw:layer="layout" svg:x1="7.3cm" svg:y1="10.7cm" svg:x2="6.8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Windows_x86 LibreOffice_project/2b7f1e640c46ceb28adf43ee075a6e8b8439ed10</meta:generator>
    <dc:date>2017-05-22T12:39:40.239000000</dc:date>
    <meta:editing-duration>PT1H20M21S</meta:editing-duration>
    <meta:editing-cycles>17</meta:editing-cycles>
    <meta:document-statistic meta:object-count="108"/>
  </office:meta>
</office:document-meta>
</file>